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00ed5e" officeooo:paragraph-rsid="0000ed5e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00ed5e" officeooo:paragraph-rsid="0000ed5e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0ed5e" officeooo:paragraph-rsid="0000ed5e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23f07" officeooo:paragraph-rsid="00023f0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74302" officeooo:paragraph-rsid="00074302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officeooo:rsid="0000ed5e" officeooo:paragraph-rsid="0000ed5e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officeooo:rsid="0001448d" officeooo:paragraph-rsid="0001448d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officeooo:rsid="00023f07" officeooo:paragraph-rsid="00023f07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23f07" officeooo:paragraph-rsid="00023f07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3ece3" officeooo:paragraph-rsid="0003ece3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3ece3" officeooo:paragraph-rsid="00045ee8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45ee8" officeooo:paragraph-rsid="00045ee8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921bc" officeooo:paragraph-rsid="000921b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officeooo:paragraph-rsid="0000ed5e"/>
    </style:style>
    <style:style style:name="T1" style:family="text">
      <style:text-properties fo:font-size="12pt" style:text-underline-style="none" officeooo:rsid="0000ed5e" style:font-size-asian="10.5pt" style:font-size-complex="12pt"/>
    </style:style>
    <style:style style:name="T2" style:family="text">
      <style:text-properties officeooo:rsid="0001448d"/>
    </style:style>
    <style:style style:name="T3" style:family="text">
      <style:text-properties officeooo:rsid="00023f07"/>
    </style:style>
    <style:style style:name="T4" style:family="text">
      <style:text-properties officeooo:rsid="00045ee8"/>
    </style:style>
    <style:style style:name="T5" style:family="text">
      <style:text-properties officeooo:rsid="000b12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tokoll der ersten Schulkonferenz im SJ 23/24</text:p>
      <text:p text:style-name="P2"/>
      <text:p text:style-name="P3">SK-Beschlüsse:</text:p>
      <text:p text:style-name="P6"/>
      <text:p text:style-name="P14"><text:span text:style-name="T1">1. Teilnahme des GCM am Schulverbund Ost BegaFö</text:span><text:span text:style-name="T1"/></text:p>
      <text:p text:style-name="P6"><text:tab/>→ erneuerter Beschluss</text:p>
      <text:p text:style-name="P6">2. Beendete Teilnahme am BLK-Programm</text:p>
      <text:p text:style-name="P6">3. Erhaltung eines JÜL-Bereichs</text:p>
      <text:p text:style-name="P6">4. Erziehungs- und Ordnungsmaßnahmen</text:p>
      <text:p text:style-name="P6"><text:tab/>→ Eintrag in die Schülerakte als Sonderregelung</text:p>
      <text:p text:style-name="P6"><text:tab/>→ erneuerter Beschluss</text:p>
      <text:p text:style-name="P6">5. Hitzeregelung</text:p>
      <text:p text:style-name="P6"><text:tab/>→ nicht erneuerbar wegen neuer Stundenzeiten</text:p>
      <text:p text:style-name="P6"><text:tab/>→ Abhängig von Änderungsantrag d. GSV</text:p>
      <text:p text:style-name="P6"><text:tab/>→ Meinung: Hitzeregelung lockerer gestalten, sonst kein Unterricht in Sommer</text:p>
      <text:p text:style-name="P6"><text:tab/><text:tab/>→ Meinung: gesundheitliche Bedenken</text:p>
      <text:p text:style-name="P6">6. Teilnahme am 50-50-Projekt</text:p>
      <text:p text:style-name="P6"><text:tab/>→ von Senat als beendet erklärt</text:p>
      <text:p text:style-name="P6"><text:tab/><text:tab/>→ von GCM unter Nachhaltigkeitskonzept weitergeführt</text:p>
      <text:p text:style-name="P6"><text:tab/>→ erneuerter Beschluss</text:p>
      <text:p text:style-name="P6">7. Erteilung des Fachs Umweltlehre</text:p>
      <text:p text:style-name="P6"><text:tab/>→ Klare Regelung für LGs und Kl. 4-10</text:p>
      <text:p text:style-name="P6"><text:tab/>→ Kompromiss SEK II: ösE auf 12. statt 11. Kl legen</text:p>
      <text:p text:style-name="P6"><text:tab/><text:tab/>→ eintretend ab nächstem Schuljahr</text:p>
      <text:p text:style-name="P6"><text:tab/>→ Frage an GSV JG 12: „Wissen die 11., dass sie ösE haben werden?“</text:p>
      <text:p text:style-name="P6"><text:tab/>→ Frage an GSV JG 12 und 13: „Ist ösE besser in der 12. aufgehoben, als in der 13.?“</text:p>
      <text:p text:style-name="P6">8. Verbot von gewaltverherrlichendem Spielzeug</text:p>
      <text:p text:style-name="P6"><text:tab/>→ erneuerter Beschluss</text:p>
      <text:p text:style-name="P6">9. Stopp-Regel</text:p>
      <text:p text:style-name="P6"><text:tab/>→ erneuerter Beschluss</text:p>
      <text:p text:style-name="P6">10. Exkursionen und Wandertage</text:p>
      <text:p text:style-name="P6"><text:tab/>→ Wandertage ganztags</text:p>
      <text:p text:style-name="P6"><text:tab/>→ Unterricht vor und nach Exkursionen</text:p>
      <text:p text:style-name="P6"><text:tab/>→ erneuerter Beschluss</text:p>
      <text:p text:style-name="P6">11. Definition des GCM als Gemeinschaftsschule</text:p>
      <text:p text:style-name="P6"><text:tab/>→ erneuerter Beschluss</text:p>
      <text:p text:style-name="P6">12. Handygebrauchsregelung</text:p>
      <text:p text:style-name="P6"><text:tab/>→ erneuerter Beschluss</text:p>
      <text:p text:style-name="P6"><text:tab/>→ mögliche Änderung mit Erweiterung d. Abiturflächen im FG IV</text:p>
      <text:p text:style-name="P6">13. <text:span text:style-name="T2">Autonome Beschlüsse von Teilkonferenzen</text:span></text:p>
      <text:p text:style-name="P6"><text:tab/>→ <text:span text:style-name="T2">erneuerter Beschluss</text:span></text:p>
      <text:p text:style-name="P7">14. Differenzierungskonzept</text:p>
      <text:p text:style-name="P7"><text:tab/>→ Schulleitung entscheidet gegen Senatsbestimmung</text:p>
      <text:p text:style-name="P7"><text:tab/>→ Leerbeschluss (offiziell beschlossen, aber nicht wirksam)</text:p>
      <text:p text:style-name="P7">15. Verbot von Ebooks außer mit Sondererlaubnis</text:p>
      <text:p text:style-name="P7"><text:tab/>→ von allen ignoriert</text:p>
      <text:p text:style-name="P7"><text:tab/>→ Beschluss erneuerte</text:p>
      <text:p text:style-name="P7"/>
      <text:p text:style-name="P7"><text:soft-page-break/>16. Unterrichtsende (Kl. 5+6)</text:p>
      <text:p text:style-name="P7"><text:tab/>→ <text:span text:style-name="T3">frühestens 12:40 Uhr mit Erlaubnis d. Eltern</text:span></text:p>
      <text:p text:style-name="P8">17. 0. Stunde nur in SEK II</text:p>
      <text:p text:style-name="P8"><text:tab/>→ Beschluss erneuert</text:p>
      <text:p text:style-name="P8">18. MB- und AG-Pflicht</text:p>
      <text:p text:style-name="P8"><text:tab/>→ SEK I Ganztagsschule</text:p>
      <text:p text:style-name="P8"><text:tab/>→ gleichzeitig früher Schluss am Dienstag</text:p>
      <text:p text:style-name="P8"><text:tab/>→ erneuerter Beschluss</text:p>
      <text:p text:style-name="P8">19. Schlichtungsausschuss</text:p>
      <text:p text:style-name="P8"><text:tab/>→ erneuerter Beschluss</text:p>
      <text:p text:style-name="P8">20. Nutzung von Laptops und Tablets</text:p>
      <text:p text:style-name="P8"><text:tab/>→ erlaubt für SEK II</text:p>
      <text:p text:style-name="P8"><text:tab/>→ erneuerter Beschluss</text:p>
      <text:p text:style-name="P8"/>
      <text:p text:style-name="P4">Anträge:</text:p>
      <text:p text:style-name="P9"/>
      <text:p text:style-name="P10">1. Antrag der GSV zur Aufklärung zum Israel-Palästina-Konflikt und zum Verbot von Symboliken und Parolen d. Konflikts – <text:span text:style-name="T4">nach langer Debatte zurückgegeben</text:span></text:p>
      <text:p text:style-name="P10"><text:tab/>→ <text:span text:style-name="T4">Verbesserungsvorschlag: Aufteilung in zwei Anträge</text:span></text:p>
      <text:p text:style-name="P11"><text:tab/>→ <text:span text:style-name="T4">Verbesserungsvorschlag: Allgemeine Fassung beider Anträge</text:span></text:p>
      <text:p text:style-name="P11"><text:tab/>→ <text:span text:style-name="T4">Verbesserungsvorschlag: Fokus auf Friedensgedanke</text:span></text:p>
      <text:p text:style-name="P10"/>
      <text:p text:style-name="P12">2. Antrag der SL zur Umwandlung einer halben Stelle zur Stelle für Psychologin – einstimmig angenommen</text:p>
      <text:p text:style-name="P12"/>
      <text:p text:style-name="P12">3. Antrag der SL zur Umwandlung einer ganzen Stelle zur Stelle für eine pädagogische Unterrichtshilfe – einstimmig angenommen</text:p>
      <text:p text:style-name="P12"/>
      <text:p text:style-name="P5">Sonstiges:</text:p>
      <text:p text:style-name="P5"/>
      <text:p text:style-name="P13">Bitte an die SK, auf die Geschlechts-Diversität <text:span text:style-name="T5">bei BegaFö und Sport zu achten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00ed5e" officeooo:paragraph-rsid="0000ed5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28.11.23<text:tab/><text:tab/>Erste Schulkonferenz</text:p>
        <text:p text:style-name="MP1"><text:tab/><text:tab/>Protokollführer: Emil Maihorn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30T20:01:13.829000000</meta:creation-date>
    <dc:date>2023-11-30T20:32:19.205000000</dc:date>
    <meta:editing-duration>PT31M1S</meta:editing-duration>
    <meta:editing-cycles>9</meta:editing-cycles>
    <meta:generator>LibreOffice/7.5.4.2$Windows_X86_64 LibreOffice_project/36ccfdc35048b057fd9854c757a8b67ec53977b6</meta:generator>
    <meta:document-statistic meta:table-count="0" meta:image-count="0" meta:object-count="0" meta:page-count="2" meta:paragraph-count="69" meta:word-count="389" meta:character-count="2726" meta:non-whitespace-character-count="2358"/>
  </office:meta>
</office:document-meta>
</file>